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73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111in"/>
    </style:style>
    <style:style style:name="co6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>
            <text:p>Simple Tangent</text:p>
          </table:table-cell>
          <table:table-cell office:value-type="string">
            <text:p>Kamikaze</text:p>
          </table:table-cell>
          <table:table-cell office:value-type="string">
            <text:p>Simple Retrieve</text:p>
          </table:table-cell>
          <table:table-cell office:value-type="string">
            <text:p>Dan Simple</text:p>
          </table:table-cell>
          <table:table-cell office:value-type="string">
            <text:p>Tangent Camp</text:p>
          </table:table-cell>
          <table:table-cell office:value-type="string">
            <text:p>Zap Strategy</text:p>
          </table:table-cell>
        </table:table-row>
        <table:table-row table:style-name="ro1">
          <table:table-cell office:value-type="string">
            <text:p>Simple Tangent</text:p>
          </table:table-cell>
          <table:table-cell/>
          <table:table-cell office:value-type="string">
            <text:p>0W, 4L</text:p>
          </table:table-cell>
          <table:table-cell table:number-columns-repeated="2" office:value-type="string">
            <text:p>4W, 0L</text:p>
          </table:table-cell>
          <table:table-cell table:style-name="ce1" office:value-type="string">
            <text:p>0W, 1L</text:p>
          </table:table-cell>
          <table:table-cell office:value-type="string">
            <text:p>4W, 0L</text:p>
          </table:table-cell>
        </table:table-row>
        <table:table-row table:style-name="ro1">
          <table:table-cell office:value-type="string">
            <text:p>Kamikaze</text:p>
          </table:table-cell>
          <table:table-cell table:style-name="ce1" office:value-type="string">
            <text:p>2W, 0L</text:p>
          </table:table-cell>
          <table:table-cell/>
          <table:table-cell table:number-columns-repeated="2" office:value-type="string">
            <text:p>4W, 0L</text:p>
          </table:table-cell>
          <table:table-cell table:style-name="ce1" office:value-type="string">
            <text:p>1W, 0L</text:p>
          </table:table-cell>
          <table:table-cell office:value-type="string">
            <text:p>1W, 3L</text:p>
          </table:table-cell>
        </table:table-row>
        <table:table-row table:style-name="ro1">
          <table:table-cell office:value-type="string">
            <text:p>Simple Retrieve</text:p>
          </table:table-cell>
          <table:table-cell table:style-name="ce1" office:value-type="string">
            <text:p>0W, 3L</text:p>
          </table:table-cell>
          <table:table-cell table:style-name="ce1" office:value-type="string">
            <text:p>0W, 3L</text:p>
          </table:table-cell>
          <table:table-cell/>
          <table:table-cell office:value-type="string">
            <text:p>0W, 4L</text:p>
          </table:table-cell>
          <table:table-cell table:style-name="ce1" office:value-type="string">
            <text:p>1W, 2L</text:p>
          </table:table-cell>
          <table:table-cell office:value-type="string">
            <text:p>4W, 0L</text:p>
          </table:table-cell>
        </table:table-row>
        <table:table-row table:style-name="ro1">
          <table:table-cell office:value-type="string">
            <text:p>Dan Simple</text:p>
          </table:table-cell>
          <table:table-cell table:style-name="ce1" office:value-type="string">
            <text:p>0W, 3L</text:p>
          </table:table-cell>
          <table:table-cell table:style-name="ce1" office:value-type="string">
            <text:p>1W, 2L</text:p>
          </table:table-cell>
          <table:table-cell table:style-name="ce1" office:value-type="string">
            <text:p>3W, 0L</text:p>
          </table:table-cell>
          <table:table-cell/>
          <table:table-cell office:value-type="string">
            <text:p>1W, 3L</text:p>
          </table:table-cell>
          <table:table-cell office:value-type="string">
            <text:p>4W, 0L</text:p>
          </table:table-cell>
        </table:table-row>
        <table:table-row table:style-name="ro1">
          <table:table-cell office:value-type="string">
            <text:p>Tangent Camp</text:p>
          </table:table-cell>
          <table:table-cell table:style-name="ce1" office:value-type="string">
            <text:p>2W, 0L</text:p>
          </table:table-cell>
          <table:table-cell office:value-type="string">
            <text:p>1W, 3L</text:p>
          </table:table-cell>
          <table:table-cell office:value-type="string">
            <text:p>4W, 0L</text:p>
          </table:table-cell>
          <table:table-cell office:value-type="string">
            <text:p>3W, 1L</text:p>
          </table:table-cell>
          <table:table-cell/>
          <table:table-cell office:value-type="string">
            <text:p>3W, 1L</text:p>
          </table:table-cell>
        </table:table-row>
        <table:table-row table:style-name="ro1">
          <table:table-cell office:value-type="string">
            <text:p>Zap Strategy</text:p>
          </table:table-cell>
          <table:table-cell office:value-type="string">
            <text:p>0W, 4L</text:p>
          </table:table-cell>
          <table:table-cell office:value-type="string">
            <text:p>2W, 2L</text:p>
          </table:table-cell>
          <table:table-cell office:value-type="string">
            <text:p>0W, 3L, 1 TIE</text:p>
          </table:table-cell>
          <table:table-cell office:value-type="string">
            <text:p>1W, 3L</text:p>
          </table:table-cell>
          <table:table-cell table:style-name="ce1" office:value-type="string">
            <text:p>1W, 0L</text:p>
          </table:table-cell>
          <table:table-cell/>
        </table:table-row>
        <table:table-row table:style-name="ro1">
          <table:table-cell office:value-type="string">
            <text:p>ZR AI Default Opponent</text:p>
          </table:table-cell>
          <table:table-cell table:style-name="ce1" office:value-type="string">
            <text:p>2W, 0L</text:p>
          </table:table-cell>
          <table:table-cell office:value-type="string">
            <text:p>3W, 1L</text:p>
          </table:table-cell>
          <table:table-cell office:value-type="string">
            <text:p>4W, 0L</text:p>
          </table:table-cell>
          <table:table-cell table:style-name="ce1" office:value-type="string">
            <text:p>3W, 0L</text:p>
          </table:table-cell>
          <table:table-cell table:style-name="ce1" office:value-type="string">
            <text:p>1W, 0L</text:p>
          </table:table-cell>
          <table:table-cell office:value-type="string">
            <text:p>3W, 1 TIE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31 W, 8L, 2 TIE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1">11/01/2010</text:date>, <text:time>00:5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7T08:23:13</meta:creation-date>
    <dc:date>2010-11-01T00:52:27</dc:date>
    <meta:editing-duration>PT05H23M06S</meta:editing-duration>
    <meta:editing-cycles>30</meta:editing-cycles>
    <meta:generator>OpenOffice.org/3.2$Linux OpenOffice.org_project/320m12$Build-9483</meta:generator>
    <dc:creator>Blake Elias</dc:creator>
    <meta:document-statistic meta:table-count="3" meta:cell-count="50" meta:object-count="0"/>
  </office:meta>
</office:document-meta>
</file>